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2cde"/>
    </style:style>
    <style:style style:name="P2" style:family="paragraph" style:parent-style-name="Text_20_body">
      <style:text-properties fo:font-style="italic" officeooo:paragraph-rsid="00092cde" style:font-style-asian="italic" style:font-style-complex="italic"/>
    </style:style>
    <style:style style:name="P3" style:family="paragraph" style:parent-style-name="Text_20_body">
      <style:text-properties officeooo:rsid="000a112d" officeooo:paragraph-rsid="000a112d"/>
    </style:style>
    <style:style style:name="P4" style:family="paragraph" style:parent-style-name="Text_20_body">
      <style:text-properties officeooo:paragraph-rsid="000a112d"/>
    </style:style>
    <style:style style:name="P5" style:family="paragraph" style:parent-style-name="Text_20_body">
      <style:text-properties officeooo:rsid="000c0fe0" officeooo:paragraph-rsid="000c0fe0"/>
    </style:style>
    <style:style style:name="P6" style:family="paragraph" style:parent-style-name="Text_20_body">
      <style:text-properties officeooo:paragraph-rsid="000c0fe0"/>
    </style:style>
    <style:style style:name="P7" style:family="paragraph" style:parent-style-name="Standard">
      <style:paragraph-properties fo:text-align="center" style:justify-single-word="false"/>
      <style:text-properties fo:font-size="16pt" fo:font-weight="bold" officeooo:rsid="00092cde" officeooo:paragraph-rsid="00092cde"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2pt" fo:font-weight="bold" officeooo:rsid="00092cde" officeooo:paragraph-rsid="00092cde" style:font-size-asian="22pt" style:font-weight-asian="bold" style:font-size-complex="22pt" style:font-weight-complex="bold"/>
    </style:style>
    <style:style style:name="P9" style:family="paragraph" style:parent-style-name="Standard">
      <style:text-properties officeooo:paragraph-rsid="00092cde"/>
    </style:style>
    <style:style style:name="P10" style:family="paragraph" style:parent-style-name="Standard">
      <style:paragraph-properties fo:break-before="page"/>
    </style:style>
    <style:style style:name="P11" style:family="paragraph" style:parent-style-name="Heading_20_1">
      <style:text-properties officeooo:rsid="00092cde" officeooo:paragraph-rsid="00092cde"/>
    </style:style>
    <style:style style:name="P12" style:family="paragraph" style:parent-style-name="Heading_20_1">
      <style:paragraph-properties fo:break-before="page"/>
      <style:text-properties officeooo:rsid="000a112d" officeooo:paragraph-rsid="000a112d"/>
    </style:style>
    <style:style style:name="P13" style:family="paragraph" style:parent-style-name="Heading_20_1">
      <style:paragraph-properties fo:break-before="page"/>
      <style:text-properties officeooo:rsid="000c0fe0" officeooo:paragraph-rsid="000c0fe0"/>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2cde"/>
    </style:style>
    <style:style style:name="T2" style:family="text">
      <style:text-properties officeooo:rsid="000a112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cnical Manual of FOLIO</text:p>
      <text:p text:style-name="P7"/>
      <text:table-of-content text:style-name="Sect1" text:protected="true" text:name="Indice generale1">
        <text:table-of-content-source text:outline-level="1">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4"><text:a xlink:type="simple" xlink:href="#__RefHeading___Toc107_986297043" text:style-name="Index_20_Link" text:visited-style-name="Index_20_Link">Dati connessione<text:tab/>2</text:a></text:p>
          <text:p text:style-name="P14"><text:a xlink:type="simple" xlink:href="#__RefHeading___Toc109_986297043" text:style-name="Index_20_Link" text:visited-style-name="Index_20_Link">Formato JSON<text:tab/>2</text:a></text:p>
          <text:p text:style-name="P14"><text:a xlink:type="simple" xlink:href="#__RefHeading___Toc105_986297043" text:style-name="Index_20_Link" text:visited-style-name="Index_20_Link">How to connect with Folio<text:tab/>3</text:a></text:p>
          <text:p text:style-name="P14"><text:a xlink:type="simple" xlink:href="#__RefHeading___Toc113_986297043" text:style-name="Index_20_Link" text:visited-style-name="Index_20_Link">From Vufind - User<text:tab/>8</text:a></text:p>
        </text:index-body>
      </text:table-of-content>
      <text:p text:style-name="P7"/>
      <text:p text:style-name="P7"/>
      <text:p text:style-name="P7"/>
      <text:p text:style-name="P7"/>
      <text:h text:style-name="P12" text:outline-level="1"><text:bookmark-start text:name="__RefHeading___Toc107_986297043"/>Dati connessione<text:bookmark-end text:name="__RefHeading___Toc107_986297043"/></text:h>
      <text:p text:style-name="P3">Interfaccia REST</text:p>
      <text:p text:style-name="P4">Hostname : https://okapi-snd-eu-central-1.folio.ebsco.com</text:p>
      <text:p text:style-name="P4">X-Okapi-Tenant: fs00001013</text:p>
      <text:p text:style-name="P4">X-Okapi-Token: eyJhbGciOiJIUzI1NiJ9.eyJzdWIiOiJhZG1pbiIsInVzZXJfaWQiOiJlZjY3NmRiOS1kMjMxLTQ3OWEtYWE5MS1mNjVlYjRiMTc4NzIiLCJjYWNoZV9rZXkiOiIwZWM3Mzg4Zi00YWU2LTQyMmYtYWY2MC1kODY3MzRjODliN2UiLCJpYXQiOjE1NTg2OTEwNDQsInRlbmFudCI6ImZzMDAwMDEwMTMifQ.TSkMN2Ll-ajtcmIu8SxK8muV8EJiMlZX6e9epReP-tc</text:p>
      <text:p text:style-name="P4"><text:s/></text:p>
      <text:p text:style-name="P3">Interrfaccia utente:</text:p>
      <text:p text:style-name="P4">https://bncf.folio.ebsco.com/ <text:s text:c="2"/></text:p>
      <text:p text:style-name="P4">user: <text:s/>admin</text:p>
      <text:p text:style-name="P4"><text:span text:style-name="T2">p</text:span>assword: bncfP@$$woRd</text:p>
      <text:h text:style-name="P11" text:outline-level="1"><text:bookmark-start text:name="__RefHeading___Toc109_986297043"/>Formato JSON<text:bookmark-end text:name="__RefHeading___Toc109_986297043"/></text:h>
      <text:p text:style-name="P1"/>
      <text:p text:style-name="P9">FOLIO uses JSON schema version draft-04. The JSON Schema page lists a number of tools that can be used to validate JSON against a schema:</text:p>
      <text:p text:style-name="Standard"/>
      <text:p text:style-name="Standard"><text:a xlink:type="simple" xlink:href="http://json-schema.org/implementations.html#validators" text:style-name="Internet_20_link" text:visited-style-name="Visited_20_Internet_20_Link">http://json-schema.org/implementations.html#validators</text:a></text:p>
      <text:p text:style-name="Standard"><text:a xlink:type="simple" xlink:href="http://json-schema.org/obsolete-implementations#validators" text:style-name="Internet_20_link" text:visited-style-name="Visited_20_Internet_20_Link">http://json-schema.org/obsolete-implementations#validators</text:a></text:p>
      <text:p text:style-name="Standard"/>
      <text:p text:style-name="P10"/>
      <text:h text:style-name="P11" text:outline-level="1"><text:bookmark-start text:name="__RefHeading___Toc105_986297043"/>How to connect with Folio<text:bookmark-end text:name="__RefHeading___Toc105_986297043"/></text:h>
      <text:p text:style-name="P1"/>
      <text:p text:style-name="P2"><text:span text:style-name="T1">From a mail of </text:span>Wayne Schneider <text:span text:style-name="T1">(IndexData).</text:span></text:p>
      <text:p text:style-name="P1">Interacting with the FOLIO API is actually pretty straightforward, and doesn't really require a special script or client program. <text:span text:style-name="T1">I</text:span> use Postman, which is a graphical web API tool, but you could also use curl or whatever you're comfortable with. I've included examples below that use curl, but I would highly recommend Postman, it is much simpler in most cases.</text:p>
      <text:p text:style-name="P1"/>
      <text:p text:style-name="P1">The FOLIO API uses the REST pattern that maps HTTP methods to traditional create, read, update, and delete actions (CRUD). In general:</text:p>
      <text:p text:style-name="P1"/>
      <text:p text:style-name="P1">POST = create</text:p>
      <text:p text:style-name="P1">GET = read</text:p>
      <text:p text:style-name="P1">PUT = update</text:p>
      <text:p text:style-name="P1">DELETE = delete</text:p>
      <text:p text:style-name="P1"/>
      <text:p text:style-name="P1">Let me know if you need more information about the general API pattern.</text:p>
      <text:p text:style-name="P1"/>
      <text:p text:style-name="P1">So, basically, when you interact with the FOLIO API, you are requesting actions on resources that have a particular path ("/users", for example). Of course, in order to know what to do with the request, and to make sure that you have the authorization for the request, the FOLIO API gateway (which is called "Okapi") needs some additional information, which is communicated using HTTP headers:</text:p>
      <text:p text:style-name="P1"/>
      <text:p text:style-name="P1">Accept: application/json -- the content type of data that you expect to receive. Most FOLIO API endpoints require this to be set to "application/json", and only deliver data in that format.</text:p>
      <text:p text:style-name="P1">Content-Type: application/json -- the content type of data that you are sending for a POST, PUT, or DELETE request</text:p>
      <text:p text:style-name="P1">X-Okapi-Tenant -- the tenant ID for the tenant you are working with</text:p>
      <text:p text:style-name="P1">X-Okapi-Token -- the authorization token for the user you are logged in as</text:p>
      <text:p text:style-name="P1"/>
      <text:p text:style-name="P1">To interact with the FOLIO API in most cases, you must log in and get an authorization token. Here is a sample login request and response:</text:p>
      <text:p text:style-name="P1"/>
      <text:p text:style-name="P1"><text:soft-page-break/>Waynes-MacBook-Pro:~ wayne$ curl -w '\n' -D - -X POST -H 'Content-type: application/json' -H 'Accept: application/json' -H 'X-Okapi-Tenant: diku' -d '{"username":"diku_admin","password":"admin"}' https://folio-snapshot-okapi.aws.indexdata.com/authn/login</text:p>
      <text:p text:style-name="P1">HTTP/1.1 201 Created</text:p>
      <text:p text:style-name="P1">Date: Fri, 21 Jun 2019 15:48:29 GMT</text:p>
      <text:p text:style-name="P1">Content-Type: application/json</text:p>
      <text:p text:style-name="P1">Transfer-Encoding: chunked</text:p>
      <text:p text:style-name="P1">Connection: keep-alive</text:p>
      <text:p text:style-name="P1">X-Okapi-Trace: POST mod-authtoken-2.3.0-SNAPSHOT.49 http://10.36.1.11:9170/authn/login : 202 2988us</text:p>
      <text:p text:style-name="P1">x-okapi-token: eyJhbGciOiJIUzI1NiJ9.eyJzdWIiOiJkaWt1X2FkbWluIiwidXNlcl9pZCI6ImFiZWJkMGJiLWM0N2QtNWFhOC04ZWNkLTVlMTdlMzM3NDRjZCIsImNhY2hlX2tleSI6IjdiZWVlYzZlLWYyNjQtNDBlMS05MmRmLTc2OWVlY2RjNTdjZSIsImlhdCI6MTU2MTEzMjEwOSwidGVuYW50IjoiZGlrdSJ9.VYKftievNIZX3bfzVwjbfDgZb4aKBHH-peFRtRa3jhc</text:p>
      <text:p text:style-name="P1">refreshtoken: eyJlbmMiOiJBMjU2R0NNIiwiYWxnIjoiZGlyIn0..xXrJ7_hNxYdXNNsa.qovCLGw2cOKAFEog2DbJnCJYLed7MF7rMij1yypTRxJBeV9rRM5sKPJDc6wrDQcOFtHileQzcZVJgcBW_3c7C5VSWQA4y794ITy0-rEZsCcKv02RGQuiFyw7CfwccFXvp4HSOVwgk1pHQ-HYO15JW2nSx7cIoMY9iVsIOzuYzxKjX5YttNLINI-Q6ug5ysXi5RIrw4k-C4RbZA87cKNd6BSFNIR8ClEZweZj1c1piz-NT5F21pByjQpudp5OtgoV3MWjsvk10ZTr-XI.0xMsG2zEvVvkcJtGg_VKNQ</text:p>
      <text:p text:style-name="P1">x-forwarded-for: 73.242.24.246</text:p>
      <text:p text:style-name="P1">x-forwarded-proto: https</text:p>
      <text:p text:style-name="P1">x-forwarded-port: 443</text:p>
      <text:p text:style-name="P1">host: folio-snapshot-okapi.aws.indexdata.com</text:p>
      <text:p text:style-name="P1">x-amzn-trace-id: Root=1-5d0cfc4d-974e7c9b8fa1a42a0d491bd3</text:p>
      <text:p text:style-name="P1">user-agent: curl/7.61.1</text:p>
      <text:p text:style-name="P1">accept: application/json</text:p>
      <text:p text:style-name="P1">x-okapi-tenant: diku</text:p>
      <text:p text:style-name="P1">x-okapi-request-id: 441013/authn</text:p>
      <text:p text:style-name="P1">x-okapi-url: http://10.36.1.11:9130</text:p>
      <text:p text:style-name="P1">x-okapi-request-ip: 10.36.10.180</text:p>
      <text:p text:style-name="P1">x-okapi-request-timestamp: 1561132109420</text:p>
      <text:p text:style-name="P1">x-okapi-request-method: POST</text:p>
      <text:p text:style-name="P1"><text:soft-page-break/>x-okapi-permissions: []</text:p>
      <text:p text:style-name="P1">x-okapi-match-path-pattern: /authn/login</text:p>
      <text:p text:style-name="P1">X-Okapi-Trace: POST mod-login-5.4.0-SNAPSHOT.59 http://10.36.1.11:9157/authn/login : 201 39933us</text:p>
      <text:p text:style-name="P1"/>
      <text:p text:style-name="P1">{</text:p>
      <text:p text:style-name="P1"><text:s text:c="2"/>"username" : "diku_admin",</text:p>
      <text:p text:style-name="P1"><text:s text:c="2"/>"password" : "admin"</text:p>
      <text:p text:style-name="P1">}</text:p>
      <text:p text:style-name="P1"/>
      <text:p text:style-name="P1">The authorization token is returned in the "x-okapi-token" header of the server response. We can now use that token to retrieve the list of address types, for example:</text:p>
      <text:p text:style-name="P1"/>
      <text:p text:style-name="P1">Waynes-MacBook-Pro:~ wayne$ curl -w '\n' -D - -X GET -H 'Content-type: application/json' -H 'Accept: application/json' -H 'X-Okapi-Tenant: diku' -H 'X-Okapi-Token: eyJhbGciOiJIUzI1NiJ9.eyJzdWIiOiJkaWt1X2FkbWluIiwidXNlcl9pZCI6ImFiZWJkMGJiLWM0N2QtNWFhOC04ZWNkLTVlMTdlMzM3NDRjZCIsImNhY2hlX2tleSI6IjdiZWVlYzZlLWYyNjQtNDBlMS05MmRmLTc2OWVlY2RjNTdjZSIsImlhdCI6MTU2MTEzMjEwOSwidGVuYW50IjoiZGlrdSJ9.VYKftievNIZX3bfzVwjbfDgZb4aKBHH-peFRtRa3jhc' https://folio-snapshot-okapi.aws.indexdata.com/addresstypes</text:p>
      <text:p text:style-name="P1">HTTP/1.1 200 OK</text:p>
      <text:p text:style-name="P1">Date: Fri, 21 Jun 2019 15:53:54 GMT</text:p>
      <text:p text:style-name="P1">Content-Type: application/json</text:p>
      <text:p text:style-name="P1">Transfer-Encoding: chunked</text:p>
      <text:p text:style-name="P1">Connection: keep-alive</text:p>
      <text:p text:style-name="P1">X-Okapi-Trace: GET mod-authtoken-2.3.0-SNAPSHOT.49 http://10.36.1.11:9170/addresstypes : 202 31147us</text:p>
      <text:p text:style-name="P1">x-forwarded-for: 73.242.24.246</text:p>
      <text:p text:style-name="P1">x-forwarded-proto: https</text:p>
      <text:p text:style-name="P1">x-forwarded-port: 443</text:p>
      <text:p text:style-name="P1">host: folio-snapshot-okapi.aws.indexdata.com</text:p>
      <text:p text:style-name="P1">x-amzn-trace-id: Root=1-5d0cfd92-0b895ce4bb5cc4f0fb244c64</text:p>
      <text:p text:style-name="P1">user-agent: curl/7.61.1</text:p>
      <text:p text:style-name="P1">accept: application/json</text:p>
      <text:p text:style-name="P1">x-okapi-tenant: diku</text:p>
      <text:p text:style-name="P1"><text:soft-page-break/>x-okapi-request-id: 869352/addresstypes</text:p>
      <text:p text:style-name="P1">x-okapi-url: http://10.36.1.11:9130</text:p>
      <text:p text:style-name="P1">x-okapi-request-ip: 10.36.1.93</text:p>
      <text:p text:style-name="P1">x-okapi-request-timestamp: 1561132434179</text:p>
      <text:p text:style-name="P1">x-okapi-request-method: GET</text:p>
      <text:p text:style-name="P1">x-okapi-permissions: ["addresstypes.collection.get"]</text:p>
      <text:p text:style-name="P1">x-okapi-user-id: abebd0bb-c47d-5aa8-8ecd-5e17e33744cd</text:p>
      <text:p text:style-name="P1">x-okapi-token: eyJhbGciOiJIUzI1NiJ9.eyJzdWIiOiJkaWt1X2FkbWluIiwidXNlcl9pZCI6ImFiZWJkMGJiLWM0N2QtNWFhOC04ZWNkLTVlMTdlMzM3NDRjZCIsImNhY2hlX2tleSI6IjdiZWVlYzZlLWYyNjQtNDBlMS05MmRmLTc2OWVlY2RjNTdjZSIsImlhdCI6MTU2MTEzMjEwOSwidGVuYW50IjoiZGlrdSJ9.VYKftievNIZX3bfzVwjbfDgZb4aKBHH-peFRtRa3jhc</text:p>
      <text:p text:style-name="P1">x-okapi-match-path-pattern: /addresstypes</text:p>
      <text:p text:style-name="P1">X-Okapi-Trace: GET mod-users-15.7.0-SNAPSHOT.83 http://10.36.1.11:9140/addresstypes : 200 3576us</text:p>
      <text:p text:style-name="P1"/>
      <text:p text:style-name="P1">{</text:p>
      <text:p text:style-name="P1"><text:s text:c="2"/>"addressTypes" : [ {</text:p>
      <text:p text:style-name="P1"><text:s text:c="4"/>"addressType" : "Claim",</text:p>
      <text:p text:style-name="P1"><text:s text:c="4"/>"desc" : "Claim Address",</text:p>
      <text:p text:style-name="P1"><text:s text:c="4"/>"id" : "b6f4d1c6-0dfa-463c-9534-f49c4f0ae090"</text:p>
      <text:p text:style-name="P1"><text:s text:c="2"/>}, {</text:p>
      <text:p text:style-name="P1"><text:s text:c="4"/>"addressType" : "Order",</text:p>
      <text:p text:style-name="P1"><text:s text:c="4"/>"desc" : "Order Address",</text:p>
      <text:p text:style-name="P1"><text:s text:c="4"/>"id" : "46ff3f08-8f41-485c-98d8-701ba8404f4f"</text:p>
      <text:p text:style-name="P1"><text:s text:c="2"/>}, {</text:p>
      <text:p text:style-name="P1"><text:s text:c="4"/>"addressType" : "Payment",</text:p>
      <text:p text:style-name="P1"><text:s text:c="4"/>"desc" : "Payment Address",</text:p>
      <text:p text:style-name="P1"><text:s text:c="4"/>"id" : "a3c3d60b-df9e-41d9-b7f5-983008bc1a45"</text:p>
      <text:p text:style-name="P1"><text:s text:c="2"/>}, {</text:p>
      <text:p text:style-name="P1"><text:s text:c="4"/>"addressType" : "Returns",</text:p>
      <text:p text:style-name="P1"><text:s text:c="4"/>"desc" : "Returns Address",</text:p>
      <text:p text:style-name="P1"><text:s text:c="4"/>"id" : "c42be2ab-c3fd-486c-a1fe-9e5ea0f16198"</text:p>
      <text:p text:style-name="P1"><text:soft-page-break/><text:s text:c="2"/>}, {</text:p>
      <text:p text:style-name="P1"><text:s text:c="4"/>"addressType" : "Home",</text:p>
      <text:p text:style-name="P1"><text:s text:c="4"/>"desc" : "Home Address",</text:p>
      <text:p text:style-name="P1"><text:s text:c="4"/>"id" : "93d3d88d-499b-45d0-9bc7-ac73c3a19880"</text:p>
      <text:p text:style-name="P1"><text:s text:c="2"/>}, {</text:p>
      <text:p text:style-name="P1"><text:s text:c="4"/>"addressType" : "Work",</text:p>
      <text:p text:style-name="P1"><text:s text:c="4"/>"desc" : "Work Address",</text:p>
      <text:p text:style-name="P1"><text:s text:c="4"/>"id" : "1c4b225f-f669-4e9b-afcd-ebc0e273a34e"</text:p>
      <text:p text:style-name="P1"><text:s text:c="2"/>} ],</text:p>
      <text:p text:style-name="P1"><text:s text:c="2"/>"totalRecords" : 6</text:p>
      <text:p text:style-name="P1">}</text:p>
      <text:p text:style-name="P1"/>
      <text:p text:style-name="P1">The full API is documented on the dev.folio.org website: <text:a xlink:type="simple" xlink:href="https://dev.folio.org/reference/api/" text:style-name="Internet_20_link" text:visited-style-name="Visited_20_Internet_20_Link">https://dev.folio.org/reference/api/</text:a>.</text:p>
      <text:p text:style-name="P1">You get a different token every time you log in. You are correct, it operates much like a session token. <text:s/>I chatted with the developer who originally build the authentication and authorization system. In the current implementation, a new token is issued at every successful login, and the token does not expire. </text:p>
      <text:h text:style-name="P13" text:outline-level="1"><text:bookmark-start text:name="__RefHeading___Toc113_986297043"/>From Vufind - User<text:bookmark-end text:name="__RefHeading___Toc113_986297043"/></text:h>
      <text:p text:style-name="P6"/>
      <text:p text:style-name="P5">The implementation of Folio integration of Vufind is here:</text:p>
      <text:p text:style-name="P5"><text:a xlink:type="simple" xlink:href="https://github.com/vufind-org/vufind/blob/master/module/VuFind/src/VuFind/ILS/Driver/Folio.php" text:style-name="Internet_20_link" text:visited-style-name="Visited_20_Internet_20_Link">https://github.com/vufind-org/vufind/blob/master/module/VuFind/src/VuFind/ILS/Driver/Folio.php</text:a></text:p>
      <text:p text:style-name="P5">Linee 399 - 440</text:p>
      <text:p text:style-name="P5"><text:s text:c="4"/>public function patronLogin($username, $password) {</text:p>
      <text:p text:style-name="P5"><text:s text:c="8"/>// Get user id</text:p>
      <text:p text:style-name="P5"><text:s text:c="8"/>$query = ['query' =&gt; 'username == ' . $username];</text:p>
      <text:p text:style-name="P5"><text:s text:c="8"/>$response = $this-&gt;makeRequest('GET', '/users', $query);</text:p>
      <text:p text:style-name="P5"><text:s text:c="8"/>$json = json_decode($response-&gt;getBody());</text:p>
      <text:p text:style-name="P5"><text:s text:c="8"/>if (count($json-&gt;users) == 0) {</text:p>
      <text:p text:style-name="P5"><text:s text:c="12"/>throw new ILSException("User not found");</text:p>
      <text:p text:style-name="P5"><text:s text:c="8"/>}</text:p>
      <text:p text:style-name="P5"><text:s text:c="8"/>$profile = $json-&gt;users[0];</text:p>
      <text:p text:style-name="P5"><text:s text:c="8"/>$credentials = [</text:p>
      <text:p text:style-name="P5"><text:s text:c="12"/>'userId' =&gt; $profile-&gt;id,</text:p>
      <text:p text:style-name="P5"><text:s text:c="12"/>'username' =&gt; $username,</text:p>
      <text:p text:style-name="P5"><text:s text:c="12"/>'password' =&gt; $password,</text:p>
      <text:p text:style-name="P5"><text:s text:c="8"/>];</text:p>
      <text:p text:style-name="P5"><text:s text:c="8"/>// Get token</text:p>
      <text:p text:style-name="P5"><text:s text:c="8"/>try {</text:p>
      <text:p text:style-name="P5"><text:s text:c="12"/>$response = $this-&gt;makeRequest(</text:p>
      <text:p text:style-name="P5"><text:s text:c="16"/>'POST',</text:p>
      <text:p text:style-name="P5"><text:s text:c="16"/>'/authn/login',</text:p>
      <text:p text:style-name="P5"><text:s text:c="16"/>json_encode($credentials)</text:p>
      <text:p text:style-name="P5"><text:s text:c="12"/>);</text:p>
      <text:p text:style-name="P5"><text:s text:c="12"/>// Replace admin with user as tenant</text:p>
      <text:p text:style-name="P5"><text:s text:c="12"/>$this-&gt;token = $response-&gt;getHeaders()-&gt;get('X-Okapi-Token')</text:p>
      <text:p text:style-name="P5"><text:s text:c="16"/>-&gt;getFieldValue();</text:p>
      <text:p text:style-name="P5"><text:s text:c="12"/>$this-&gt;debug(</text:p>
      <text:p text:style-name="P5"><text:s text:c="16"/>'User logged in. User: ' . $username . '.' .</text:p>
      <text:p text:style-name="P5"><text:soft-page-break/><text:s text:c="16"/>' Token: ' . substr($this-&gt;token, 0, 30) . '...'</text:p>
      <text:p text:style-name="P5"><text:s text:c="12"/>);</text:p>
      <text:p text:style-name="P5"><text:s text:c="12"/>return [</text:p>
      <text:p text:style-name="P5"><text:s text:c="16"/>'id' =&gt; $profile-&gt;id,</text:p>
      <text:p text:style-name="P5"><text:s text:c="16"/>'username' =&gt; $username,</text:p>
      <text:p text:style-name="P5"><text:s text:c="16"/>'cat_username' =&gt; $username,</text:p>
      <text:p text:style-name="P5"><text:s text:c="16"/>'cat_password' =&gt; $password,</text:p>
      <text:p text:style-name="P5"><text:s text:c="16"/>'firstname' =&gt; $profile-&gt;personal-&gt;firstName ?? null,</text:p>
      <text:p text:style-name="P5"><text:s text:c="16"/>'lastname' =&gt; $profile-&gt;personal-&gt;lastName ?? null,</text:p>
      <text:p text:style-name="P5"><text:s text:c="16"/>'email' =&gt; $profile-&gt;personal-&gt;email ?? null,</text:p>
      <text:p text:style-name="P5"><text:s text:c="12"/>];</text:p>
      <text:p text:style-name="P5"><text:s text:c="8"/>} catch (Exception $e) {</text:p>
      <text:p text:style-name="P5"><text:s text:c="12"/>return null;</text:p>
      <text:p text:style-name="P5"><text:s text:c="8"/>}</text:p>
      <text:p text:style-name="P5"><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1:23:35.579000000</meta:creation-date>
    <meta:editing-duration>P0D</meta:editing-duration>
    <meta:editing-cycles>1</meta:editing-cycles>
    <meta:generator>LibreOffice/6.1.5.2$Windows_X86_64 LibreOffice_project/90f8dcf33c87b3705e78202e3df5142b201bd805</meta:generator>
    <meta:document-statistic meta:table-count="0" meta:image-count="0" meta:object-count="0" meta:page-count="9" meta:paragraph-count="165" meta:word-count="859" meta:character-count="8917" meta:non-whitespace-character-count="7647"/>
  </office:meta>
</office:document-meta>
</file>